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6.74mm"/>
    </style:style>
    <style:style style:name="co4" style:family="table-column">
      <style:table-column-properties fo:break-before="auto" style:column-width="7.25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7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fo:border="0.06pt solid #000000" fo:padding="1.01mm" style:vertical-align="top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 fo:padding="1.01mm" style:vertical-align="top"/>
    </style:style>
    <style:style style:name="ce10" style:family="table-cell" style:parent-style-name="Default">
      <style:table-cell-properties fo:border-bottom="2.01pt solid #000000" fo:border-left="0.06pt solid #000000" fo:padding="1.01mm" fo:border-right="0.06pt solid #000000" fo:border-top="0.06pt solid #000000" style:vertical-align="top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#0066b3" fo:wrap-option="wrap" fo:border="0.06pt solid #000000" fo:padding="1.01mm" style:vertical-align="top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fo:padding="1.01mm" style:vertical-align="top"/>
    </style:style>
    <style:style style:name="ce14" style:family="table-cell" style:parent-style-name="Default">
      <style:table-cell-properties fo:border-bottom="2.01pt solid #000000" fo:wrap-option="wrap" fo:border-left="0.06pt solid #000000" fo:padding="1.01mm" fo:border-right="0.06pt solid #000000" fo:border-top="0.06pt solid #000000" style:vertical-align="top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lish_progres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2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/>
          <table:table-cell table:style-name="ce7" office:value-type="string" calcext:value-type="string">
            <text:p>Checks (headers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ccesscontrol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Documentati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ccesslogtreeitem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file, author, version, date, brief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ccesslog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all dependenci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pplicati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licens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figurati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class/function docs, where present, are comple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figuration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methods are ordered correctl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nectionpolicycombo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hea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all includes presen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nterlab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includes in correct ord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eflate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consistent parameter and function nam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irectorylistingsortordercombo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office:value-type="string" calcext:value-type="string">
            <text:p>informative variable nam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isplay_string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line spac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ileassociationsitemdelegate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associations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name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gzip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identity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nlinenotification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plineeditacti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ppolicydelegate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ainwindow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ainwindowstatusba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etatype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actions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combo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combowidgetacti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icon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typeactionsdelegate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notification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numeric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qtmetatype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qtstdhash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requesthandl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copeguard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lectorpan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details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fileassociationsmod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ipconnectionpolicymod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mimeactionsmod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tartstopbutt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tring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type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webserveractioncombo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window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zlib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0" office:value-type="string" calcext:value-type="string">
            <text:p>zlibdeflater.h</text:p>
          </table:table-cell>
          <table:table-cell table:style-name="ce10" office:value-type="string" calcext:value-type="string">
            <text:p>Done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2" office:value-type="string" calcext:value-type="string">
            <text:p>accesscontrol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accesslogtreeitem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accesslog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application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nfiguration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nfigurationwidget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nnectionpolicycombo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unterlabel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deflatecontentencoder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directorylistingsortordercombo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display_strings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associationsitemdelegate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associationswidget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namewidget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gzipcontentencoder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hostnetworkinfo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dentitycontentencoder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nlinenotificationwidget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plineeditaction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ppolicydelegate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ain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ainwindow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ainwindowstatusbar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actionswidget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combo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combowidgetaction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icons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typeactionsdelegate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requesthandler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lectorpanel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detailswidget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fileassociationsmodel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ipconnectionpolicymodel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mimeactionsmodel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tartstopbutton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webserveractioncombo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window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zlibcontentencoder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zlibdeflater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18:20:00.614524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4T19:01:50.435679989</dc:date>
    <meta:editing-duration>PT8H49M12S</meta:editing-duration>
    <meta:editing-cycles>19</meta:editing-cycles>
    <meta:generator>LibreOffice/5.4.5.1$Linux_X86_64 LibreOffice_project/40m0$Build-1</meta:generator>
    <meta:document-statistic meta:table-count="1" meta:cell-count="153" meta:object-count="0"/>
  </office:meta>
</office:document-meta>
</file>